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Arial2" fo:language="pt" fo:country="BR" fo:font-weight="bold" officeooo:rsid="0012d5ae" officeooo:paragraph-rsid="0012d5ae" style:font-weight-asian="bold" style:font-weight-complex="bold"/>
    </style:style>
    <style:style style:name="P4" style:family="paragraph" style:parent-style-name="Standard">
      <style:paragraph-properties fo:text-align="center" style:justify-single-word="false"/>
      <style:text-properties style:font-name="Arial2" fo:language="pt" fo:country="BR" fo:font-weight="bold" officeooo:rsid="0012d5ae" officeooo:paragraph-rsid="0015bc8d" style:font-weight-asian="bold" style:font-weight-complex="bold"/>
    </style:style>
    <style:style style:name="P5" style:family="paragraph" style:parent-style-name="Standard">
      <style:paragraph-properties fo:text-align="center" style:justify-single-word="false"/>
      <style:text-properties style:font-name="Arial2" fo:language="pt" fo:country="BR" fo:font-weight="bold" officeooo:rsid="0015bc8d" officeooo:paragraph-rsid="0015bc8d" style:font-weight-asian="bold" style:font-weight-complex="bold"/>
    </style:style>
    <style:style style:name="P6" style:family="paragraph" style:parent-style-name="Standard">
      <style:paragraph-properties fo:text-align="center" style:justify-single-word="false" fo:break-before="page"/>
      <style:text-properties style:font-name="Arial2" fo:language="pt" fo:country="BR" fo:font-weight="bold" officeooo:rsid="0015bc8d" officeooo:paragraph-rsid="0015bc8d" style:font-weight-asian="bold" style:font-weight-complex="bold"/>
    </style:style>
    <style:style style:name="P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140feb" officeooo:paragraph-rsid="00140feb"/>
    </style:style>
    <style:style style:name="P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22a2df" officeooo:paragraph-rsid="0022a2df" style:font-weight-asian="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177914" officeooo:paragraph-rsid="00177914"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177914" style:font-weight-asian="normal"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31d636" style:font-weight-asian="normal" style:font-weight-complex="normal"/>
    </style:style>
    <style:style style:name="P1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3281e9" style:font-weight-asian="normal" style:font-weight-complex="normal"/>
    </style:style>
    <style:style style:name="P1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22a2df"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31d636" officeooo:paragraph-rsid="0031d636" style:font-weight-asian="normal" style:font-weight-complex="normal"/>
    </style:style>
    <style:style style:name="P1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20bbdf" officeooo:paragraph-rsid="0020bbdf" style:font-weight-asian="normal"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46c5" officeooo:paragraph-rsid="002d46c5"/>
    </style:style>
    <style:style style:name="P1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19bc" officeooo:paragraph-rsid="002419bc"/>
    </style:style>
    <style:style style:name="P1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19bc" officeooo:paragraph-rsid="00351b6c"/>
    </style:style>
    <style:style style:name="P1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fff0" officeooo:paragraph-rsid="0024fff0"/>
    </style:style>
    <style:style style:name="P2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5bd26" officeooo:paragraph-rsid="0025bd26"/>
    </style:style>
    <style:style style:name="P2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2ded6e"/>
    </style:style>
    <style:style style:name="P2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351b6c"/>
    </style:style>
    <style:style style:name="P2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2f0eeb"/>
    </style:style>
    <style:style style:name="P2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f0eeb" officeooo:paragraph-rsid="00351b6c"/>
    </style:style>
    <style:style style:name="P25" style:family="paragraph" style:parent-style-name="Contents_20_Heading">
      <style:text-properties fo:language="pt" fo:country="BR"/>
    </style:style>
    <style:style style:name="P26" style:family="paragraph" style:parent-style-name="Standard" style:master-page-name="First_20_Page">
      <style:paragraph-properties fo:text-align="center" style:justify-single-word="false" style:page-number="auto"/>
      <style:text-properties style:font-name="Arial2" fo:language="pt" fo:country="BR" fo:font-weight="bold" officeooo:rsid="0012d5ae" officeooo:paragraph-rsid="0012d5ae" style:font-weight-asian="bold" style:font-weight-complex="bold"/>
    </style:style>
    <style:style style:name="P2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rsid="003d051b" officeooo:paragraph-rsid="003d051b"/>
    </style:style>
    <style:style style:name="P2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paragraph-rsid="003b4eb3"/>
    </style:style>
    <style:style style:name="P2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paragraph-rsid="003d051b"/>
    </style:style>
    <style:style style:name="P3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46c5" officeooo:paragraph-rsid="002d46c5"/>
    </style:style>
    <style:style style:name="P31" style:family="paragraph" style:parent-style-name="Standard" style:master-page-name="">
      <loext:graphic-properties draw:fill="none"/>
      <style:paragraph-properties fo:margin-left="0cm" fo:margin-right="0cm" fo:line-height="150%" fo:text-align="justify" style:justify-single-word="false" fo:text-indent="2.499cm" style:auto-text-indent="false" style:page-number="auto" fo:background-color="transparent"/>
      <style:text-properties officeooo:paragraph-rsid="003afa23"/>
    </style:style>
    <style:style style:name="P32" style:family="paragraph" style:parent-style-name="Text_20_body">
      <style:paragraph-properties fo:line-height="150%"/>
      <style:text-properties fo:language="pt" fo:country="BR"/>
    </style:style>
    <style:style style:name="P33" style:family="paragraph" style:parent-style-name="Text_20_body" style:list-style-name=""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2.499cm" style:auto-text-indent="false" style:page-number="auto" fo:background-color="transparent" style:shadow="none">
        <style:tab-stops/>
      </style:paragraph-properties>
      <style:text-properties officeooo:rsid="003f6dba" officeooo:paragraph-rsid="003f6dba"/>
    </style:style>
    <style:style style:name="P34" style:family="paragraph" style:parent-style-name="Text_20_body" style:list-styl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2.499cm" style:auto-text-indent="false" fo:background-color="transparent" style:shadow="none">
        <style:tab-stops/>
      </style:paragraph-properties>
      <style:text-properties officeooo:rsid="003f6dba" officeooo:paragraph-rsid="003f6dba"/>
    </style:style>
    <style:style style:name="P35" style:family="paragraph" style:parent-style-name="Heading_20_2">
      <style:paragraph-properties fo:line-height="150%"/>
      <style:text-properties fo:language="pt" fo:country="BR" officeooo:rsid="002d46c5" officeooo:paragraph-rsid="002d46c5"/>
    </style:style>
    <style:style style:name="P36" style:family="paragraph" style:parent-style-name="Heading_20_2">
      <style:paragraph-properties fo:line-height="150%"/>
      <style:text-properties fo:language="pt" fo:country="BR"/>
    </style:style>
    <style:style style:name="P37" style:family="paragraph" style:parent-style-name="Heading_20_2" style:master-page-name="">
      <loext:graphic-properties draw:fill="none"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fo:background-color="transparent" style:shadow="none" fo:keep-with-next="always">
        <style:tab-stops>
          <style:tab-stop style:position="2cm"/>
        </style:tab-stops>
      </style:paragraph-properties>
      <style:text-properties officeooo:paragraph-rsid="003f6dba"/>
    </style:style>
    <style:style style:name="P38" style:family="paragraph" style:parent-style-name="Heading_20_1">
      <style:paragraph-properties fo:line-height="150%" fo:break-before="page"/>
      <style:text-properties fo:language="pt" fo:country="BR" officeooo:rsid="002419bc" officeooo:paragraph-rsid="002419bc"/>
    </style:style>
    <style:style style:name="P39" style:family="paragraph" style:parent-style-name="Heading_20_1">
      <style:paragraph-properties fo:line-height="150%" fo:break-before="page"/>
      <style:text-properties fo:language="pt" fo:country="BR"/>
    </style:style>
    <style:style style:name="P40" style:family="paragraph" style:parent-style-name="Heading_20_1">
      <style:paragraph-properties fo:line-height="150%" fo:break-before="page"/>
    </style:style>
    <style:style style:name="T1" style:family="text">
      <style:text-properties officeooo:rsid="00155009"/>
    </style:style>
    <style:style style:name="T2" style:family="text">
      <style:text-properties officeooo:rsid="0018a9d9"/>
    </style:style>
    <style:style style:name="T3" style:family="text">
      <style:text-properties officeooo:rsid="0020bbdf"/>
    </style:style>
    <style:style style:name="T4" style:family="text">
      <style:text-properties officeooo:rsid="00279b5f"/>
    </style:style>
    <style:style style:name="T5" style:family="text">
      <style:text-properties officeooo:rsid="002ded6e"/>
    </style:style>
    <style:style style:name="T6" style:family="text">
      <style:text-properties officeooo:rsid="002f0eeb"/>
    </style:style>
    <style:style style:name="T7" style:family="text">
      <style:text-properties officeooo:rsid="0031d636"/>
    </style:style>
    <style:style style:name="T8" style:family="text">
      <style:text-properties officeooo:rsid="003281e9"/>
    </style:style>
    <style:style style:name="T9" style:family="text">
      <style:text-properties officeooo:rsid="00345edc"/>
    </style:style>
    <style:style style:name="T10" style:family="text">
      <style:text-properties officeooo:rsid="00351b6c"/>
    </style:style>
    <style:style style:name="T11" style:family="text">
      <style:text-properties fo:language="pt" fo:country="BR"/>
    </style:style>
    <style:style style:name="T12" style:family="text">
      <style:text-properties fo:language="pt" fo:country="BR" style:text-underline-style="none" fo:font-weight="bold" style:font-weight-asian="bold" style:font-weight-complex="bold"/>
    </style:style>
    <style:style style:name="T13" style:family="text">
      <style:text-properties fo:language="pt" fo:country="BR" style:text-underline-style="none" fo:font-weight="bold" officeooo:rsid="00140feb" style:font-weight-asian="bold" style:font-weight-complex="bold"/>
    </style:style>
    <style:style style:name="T14" style:family="text">
      <style:text-properties officeooo:rsid="0038301a"/>
    </style:style>
    <style:style style:name="T15" style:family="text">
      <style:text-properties officeooo:rsid="0038f362"/>
    </style:style>
    <style:style style:name="T16" style:family="text">
      <style:text-properties officeooo:rsid="00396d97"/>
    </style:style>
    <style:style style:name="T17" style:family="text">
      <style:text-properties officeooo:rsid="003afa23"/>
    </style:style>
    <style:style style:name="T18" style:family="text">
      <style:text-properties officeooo:rsid="003b4eb3"/>
    </style:style>
    <style:style style:name="T19" style:family="text">
      <style:text-properties officeooo:rsid="003d051b"/>
    </style:style>
    <style:style style:name="T20" style:family="text">
      <style:text-properties officeooo:rsid="003d45ba"/>
    </style:style>
    <style:style style:name="T21" style:family="text">
      <style:text-properties officeooo:rsid="003e173e"/>
    </style:style>
    <style:style style:name="T22" style:family="text">
      <style:text-properties style:font-name="Arial2" fo:language="pt" fo:country="BR"/>
    </style:style>
    <style:style style:name="T23" style:family="text">
      <style:text-properties style:font-name="Arial2" fo:language="pt" fo:country="BR" officeooo:rsid="003f6db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
      <text:p text:style-name="P3"/>
      <text:p text:style-name="P3"/>
      <text:p text:style-name="P4">PROJETO DO SISTEMA DE GESTÃO DE SEÇÃO DE INFORMÁTICA</text:p>
      <text:p text:style-name="P3"/>
      <text:p text:style-name="P3"/>
      <text:p text:style-name="P5"/>
      <text:p text:style-name="P3"/>
      <text:p text:style-name="P6">ÍNDICE</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5">Índice</text:p>
          </text:index-title>
          <text:p text:style-name="P1"><text:a xlink:type="simple" xlink:href="#__RefHeading___Toc111_1483159284" text:style-name="Index_20_Link" text:visited-style-name="Index_20_Link"><text:span text:style-name="T11">1.PROPOSTA<text:tab/>3</text:span></text:a></text:p>
          <text:p text:style-name="P1"><text:a xlink:type="simple" xlink:href="#__RefHeading___Toc113_1483159284" text:style-name="Index_20_Link" text:visited-style-name="Index_20_Link"><text:span text:style-name="T11">2.CENÁRIO ATUAL<text:tab/>4</text:span></text:a></text:p>
          <text:p text:style-name="P1"><text:a xlink:type="simple" xlink:href="#__RefHeading___Toc115_1483159284" text:style-name="Index_20_Link" text:visited-style-name="Index_20_Link"><text:span text:style-name="T11">3.COMO FUNCIONA<text:tab/>5</text:span></text:a></text:p>
          <text:p text:style-name="P2"><text:a xlink:type="simple" xlink:href="#__RefHeading___Toc117_1483159284" text:style-name="Index_20_Link" text:visited-style-name="Index_20_Link"><text:span text:style-name="T11">a.Equipamentos<text:tab/>5</text:span></text:a></text:p>
          <text:p text:style-name="P2"><text:a xlink:type="simple" xlink:href="#__RefHeading___Toc119_1483159284" text:style-name="Index_20_Link" text:visited-style-name="Index_20_Link"><text:span text:style-name="T11">b.Usuários<text:tab/>5</text:span></text:a></text:p>
          <text:p text:style-name="P2"><text:a xlink:type="simple" xlink:href="#__RefHeading___Toc121_1483159284" text:style-name="Index_20_Link" text:visited-style-name="Index_20_Link"><text:span text:style-name="T11">c.aaa<text:tab/>5</text:span></text:a></text:p>
        </text:index-body>
      </text:table-of-content>
      <text:p text:style-name="P5"/>
      <text:h text:style-name="P39" text:outline-level="1"><text:bookmark-start text:name="__RefHeading___Toc111_1483159284"/>PROPOSTA<text:bookmark-end text:name="__RefHeading___Toc111_1483159284"/></text:h>
      <text:p text:style-name="P31"><text:span text:style-name="T17">Criar um sistema para gerenciar as atividades de manutenção, o controle do material, a administração dos ativos de rede.</text:span></text:p>
      <text:p text:style-name="P28">O <text:span text:style-name="T14">sistema será desenvolvido para ser utilizado em uma aplicação web acessível via browser, utlizando autenticação dos usuários para solicitação de serviços e para os interg</text:span>rante<text:span text:style-name="T17">s</text:span> da seção de informática <text:span text:style-name="T17">poderem realizar as atividades de manutenção e controle de material e administração dos ativos de rede.</text:span></text:p>
      <text:p text:style-name="P28"><text:span text:style-name="T17">A tramitação de uma solicitação de serviço poderá ser acompanhada pelo usuário interessado e integrantes da seção.</text:span></text:p>
      <text:p text:style-name="P28"><text:span text:style-name="T17">Os cadastros iniciais serão incluidos por um administrador do sistema.</text:span></text:p>
      <text:p text:style-name="P28"><text:span text:style-name="T17">A solicitação de um serviço irá gerar um número que identifica o chamado aberto.</text:span></text:p>
      <text:p text:style-name="P28"><text:span text:style-name="T17">O sistema irá gerar relatórios de usuários, equipamentos e ativos de rede cadastrados que poderão ser ordenados e filtrados conforme a necessidade. Relatórios de Log tabém serão gerados.</text:span></text:p>
      <text:p text:style-name="P29"><text:span text:style-name="T18">Todos o</text:span>s equipamentos<text:span text:style-name="T18">(particulares ou não)</text:span> <text:span text:style-name="T18">e ativos de redes</text:span> <text:span text:style-name="T18">conectados a rede serão cadastrados</text:span>. <text:span text:style-name="T18">Serão </text:span>gera<text:span text:style-name="T15">dos</text:span> relátorios <text:span text:style-name="T19">quantitativos</text:span> d<text:span text:style-name="T15">e todos os equipamentos cadastrados. </text:span></text:p>
      <text:p text:style-name="P29"><text:span text:style-name="T18">Os equipamentos cadastrados terão as seguintes informações, tipo do equipamento e dependendo do tipo os seguintes dados serão inseridos, nome de host, sistema operacional, configurações de hd, memória, dimensão do monitor, tipo do processador, se possui entradas PS2, quantidade de entradas usb, número de patrimônio, macadress, os softwares(e se são originais), voltagem, ip vinculado, se está ligado diretamente na corrente elétrica, caso não, registrar o tipo de equipamento que está fornecendo a segurança elétrica.</text:span></text:p>
      <text:p text:style-name="P29"><text:span text:style-name="T15">Somente serão mostrados IPs que estejam disponíveis para vinculação ao macadress, cada IP somente poderá ser vinculado a um macadress. Serão gerados relatórios de ips disponíveis</text:span>.</text:p>
      <text:p text:style-name="P29">Os usuários de equipamentos <text:span text:style-name="T15">abriram</text:span> chamados para serviços, <text:span text:style-name="T16">utilizando o número de patrimônio do equipamento como referência,</text:span> onde serão <text:span text:style-name="T16">inseridos</text:span>, <text:span text:style-name="T15">uma</text:span> descrição breve do problema e a data de abertura do chamado.</text:p>
      <text:p text:style-name="P29"><text:soft-page-break/><text:span text:style-name="T15">O status do chamado, o responsável para providenciar a solução, estarão disponíveis para quem abriu o chamado por intermédio de um número de protocolo gerado no ato da abertura do chamado, o chamado somente é encerrado quando a solução é descrita e o responsável pela solução encerrar o chamado.</text:span></text:p>
      <text:p text:style-name="P27"/>
      <text:p text:style-name="P32"/>
      <text:h text:style-name="P40" text:outline-level="1"><text:bookmark-start text:name="__RefHeading___Toc113_1483159284"/><text:span text:style-name="T13">C</text:span><text:span text:style-name="T12">ENÁRIO ATUAL</text:span><text:bookmark-end text:name="__RefHeading___Toc113_1483159284"/></text:h>
      <text:p text:style-name="P7">O controle dos ativos de TI é feito de maneira manual, os relatórios de equipamentos existentes não possui as informações de MAC, IP, configuração de hardware e softwere existentes nos equipamentos, <text:span text:style-name="T1">não há relatório de equipamentos de terceiros existentes. O controle do andamento dos serviços é feito de forma manual.</text:span></text:p>
      <text:p text:style-name="P7"/>
      <text:h text:style-name="P39" text:outline-level="1"><text:bookmark-start text:name="__RefHeading___Toc115_1483159284"/>COMO FUNCIONA<text:bookmark-end text:name="__RefHeading___Toc115_1483159284"/></text:h>
      <text:h text:style-name="P36" text:outline-level="2"><text:bookmark-start text:name="__RefHeading___Toc117_1483159284"/>Equipamentos<text:bookmark-end text:name="__RefHeading___Toc117_1483159284"/></text:h>
      <text:p text:style-name="P8">Tipos: <text:span text:style-name="T20">Desktop, Notebook, switches, roteadores</text:span></text:p>
      <text:p text:style-name="P8">Os equipamentos estão armazenados em um base de dados persistente com nome <text:span text:style-name="T20">de host</text:span>, MAC(se for o caso), <text:span text:style-name="T20">identificação de particular ou da empresa</text:span>, IP alocado(se for o caso), sistema operacional (se for o caso, <text:span text:style-name="T21">será informado se original ou não</text:span>), descrição básica de componentes, <text:span text:style-name="T20">tipo de conexão com a rede elétrica, se são de particulares ou não.</text:span></text:p>
      <text:p text:style-name="P9"/>
      <text:h text:style-name="P36" text:outline-level="2"><text:bookmark-start text:name="__RefHeading___Toc119_1483159284"/>Usuários<text:bookmark-end text:name="__RefHeading___Toc119_1483159284"/></text:h>
      <text:p text:style-name="P10">Tipos: <text:span text:style-name="T8">administrador, encarregado, auxiliar e </text:span>comum</text:p>
      <text:p text:style-name="P14">O usuário comum cadastra chamados para serviços prestados pela seção.</text:p>
      <text:p text:style-name="P15">O <text:span text:style-name="T7">auxiliar</text:span> realizará a inserção e alteração de dados referentes aos equipamentos existentes na organização, o acesso ao sistema será mediante login e senha, realizará a geração e impressão de reletórios contendo os dados persistentes de um equipamento, podendo ordenar, filtrar e imprimir estes relatórios. <text:span text:style-name="T7">Cadastrará a solução de um chamado aberto, além destas realizará todas as atividades de usuário comum</text:span></text:p>
      <text:p text:style-name="P11">O <text:span text:style-name="T3">encarregado este perfil realizará a inclusão, a alteração de</text:span> cadastro<text:span text:style-name="T2">s de novos</text:span> usuário, <text:span text:style-name="T8">designa chamados abertos para auxiliares e encarregados.</text:span></text:p>
      <text:p text:style-name="P12">O <text:span text:style-name="T3">primeiro usuário será carregado após a incialização pela primeira vez do sistema e será o administrador do sistema, este usuário terá como padrão o login (admin) e uma senha padrão (admin), realizará a inclusão e alteração da base de dados padronizada referente aos possíveis equipamentos a serem cadastrados, tais como hardware, software, faixa da ip. além destas realizará todas as atividades de usuário auxiliar, além destas realizará todas as atividades de todos os outros usuários, além de alterar dados gravados por outros usuários na base de dados.</text:span></text:p>
      <text:p text:style-name="P11"/>
      <text:p text:style-name="P13"/>
      <text:h text:style-name="P35" text:outline-level="2"><text:bookmark-start text:name="__RefHeading___Toc121_1483159284"/><text:soft-page-break/>Serviços<text:bookmark-end text:name="__RefHeading___Toc121_1483159284"/></text:h>
      <text:p text:style-name="P16">Tipos: manutenção</text:p>
      <text:p text:style-name="P16">Abrir chamadas para a execução dos serviços de manutenção, suporte, cadastrando <text:span text:style-name="T5">este </text:span>pedidos d<text:span text:style-name="T5">os</text:span> usuários <text:span text:style-name="T8">comum</text:span> de equipamentos cadastrados no sistema, <text:span text:style-name="T8">permitindo encarredo direcionar o atendimento para auxiliares e encarregados, mantendo um <text:s/>registro persistente dos atendimentos, com a descrição do problema, solução associada ao equipamento, solicitante e o responsável pela solução. O solicitante do serviço somente poderá cadastrar pedidos para equipamentos ao qual esteja vinculado.</text:span></text:p>
      <text:h text:style-name="P37" text:outline-level="2"><text:span text:style-name="T23">Problemas</text:span></text:h>
      <text:h text:style-name="P33" text:outline-level="2"><text:span text:style-name="T22">Tipos: problema</text:span></text:h>
      <text:h text:style-name="P34" text:outline-level="2"><text:span text:style-name="T22">Os problemas identicados terão a sua descrição sucinta registrada e sua solução se for o caso também.</text:span></text:h>
      <text:p text:style-name="P7"/>
      <text:p text:style-name="P7"/>
      <text:h text:style-name="P38" text:outline-level="1">REQUISITOS DO SISTEMA</text:h>
      <text:p text:style-name="P17">Para ter acesso ao sistema o<text:span text:style-name="T8">s</text:span> usuário<text:span text:style-name="T8">s</text:span> <text:span text:style-name="T8">encarregado e auxiliar</text:span> deverã<text:span text:style-name="T8">o</text:span> ser autenticado por um login se senha</text:p>
      <text:p text:style-name="P18"><text:span text:style-name="T10">Usuários logados</text:span> poderão gerar, filtrar e imprimir relatórios com os dados dos equipamentos</text:p>
      <text:p text:style-name="P17"><text:span text:style-name="T9">O encarregado</text:span> poderá inserir, alterar e incluir novos usuários</text:p>
      <text:p text:style-name="P17">Os relatórios gerados pelo sistema serão apresentados em pdf ou em arquivos de extensão xls</text:p>
      <text:p text:style-name="P18"><text:span text:style-name="T10">Usuários logados</text:span> poderã<text:span text:style-name="T9">o</text:span> alterar sua própria senha.</text:p>
      <text:p text:style-name="P18"><text:span text:style-name="T10">Usuários logados</text:span> poder<text:span text:style-name="T10">ão</text:span> incluir e alterar o cadastro de equipamentos</text:p>
      <text:p text:style-name="P19">Durante o cadastro do equipamento o campo IP somente mostrará ips ainda não alocados</text:p>
      <text:p text:style-name="P19">Cada MAC d<text:span text:style-name="T10">o </text:span>equipamento somente poderá estar alocado a IP</text:p>
      <text:p text:style-name="P20"><text:span text:style-name="T10">Usuários logados poderão </text:span>gerar <text:span text:style-name="T10">o</text:span> relatório com <text:span text:style-name="T10">de</text:span> IP<text:span text:style-name="T10">s</text:span></text:p>
      <text:p text:style-name="P20">Somente um equipamento particular por proprietário é permitido alocar <text:span text:style-name="T4">IP</text:span></text:p>
      <text:p text:style-name="P21">O usuário <text:span text:style-name="T10">comum</text:span> cadastra <text:span text:style-name="T10">um chamdo com </text:span>a descrição de um problema <text:span text:style-name="T10">para o</text:span> equipamento ou seção onde está vinculado</text:p>
      <text:p text:style-name="P21">O <text:span text:style-name="T10">encarregado</text:span> lista, filtra e encaminha os chamados <text:span text:style-name="T6">a outros usuários</text:span></text:p>
      <text:p text:style-name="P22"><text:span text:style-name="T10">Usuário designado para um chamado</text:span> cadastra a descrição da solução</text:p>
      <text:p text:style-name="P24"><text:span text:style-name="T10">Usuário designado para um chamado </text:span>encaminha <text:span text:style-name="T10">a</text:span> chamada que tenha concluíd<text:span text:style-name="T10">o</text:span> </text:p>
      <text:p text:style-name="P23">O <text:span text:style-name="T10">Encarregado aprova a solução de chamado aberto</text:span></text:p>
      <text:p text:style-name="P23">O <text:span text:style-name="T10">Encarregado</text:span> <text:span text:style-name="T6">altera o status do chamado</text:span></text:p>
      <text:p text:style-name="P23">O usuário <text:span text:style-name="T10">comum</text:span> <text:span text:style-name="T6">visualiza o estatus do chamado aberto</text:span></text:p>
      <text:p text:style-name="P22">O <text:span text:style-name="T10">usuários logados <text:s/>gerar, filtrar e imprimir relatórios de cham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line-height="150%" fo:text-align="justify" style:justify-single-word="false" fo:text-indent="0cm" style:auto-text-indent="false" style:page-number="auto" style:shadow="none">
        <style:tab-stops>
          <style:tab-stop style:position="1cm"/>
        </style:tab-stops>
      </style:paragraph-properties>
      <style:text-properties style:font-name="Arial1" fo:font-family="Arial" style:font-style-name="Negrito" style:font-family-generic="swiss"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style:shadow="none">
        <style:tab-stops>
          <style:tab-stop style:position="2cm"/>
        </style:tab-stops>
      </style:paragraph-properties>
      <style:text-properties style:font-name="Arial1" fo:font-family="Arial" style:font-style-name="Negrito" style:font-family-generic="swiss" style:font-pitch="variable" fo:font-size="115%" fo:font-weight="bold" fo:background-color="transparent"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09:55.680405258</meta:creation-date>
    <dc:date>2017-03-25T00:58:39.796863510</dc:date>
    <meta:editing-duration>PT2H19M37S</meta:editing-duration>
    <meta:editing-cycles>26</meta:editing-cycles>
    <meta:generator>LibreOffice/5.1.6.2$Linux_X86_64 LibreOffice_project/10m0$Build-2</meta:generator>
    <meta:document-statistic meta:table-count="0" meta:image-count="0" meta:object-count="0" meta:page-count="8" meta:paragraph-count="58" meta:word-count="969" meta:character-count="6339" meta:non-whitespace-character-count="5432"/>
  </office:meta>
</office:document-meta>
</file>